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manata" svg:font-family="Samanata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Serif"/>
    </style:style>
    <style:style style:name="P2" style:family="paragraph" style:parent-style-name="Standard">
      <style:text-properties style:font-name="FreeSerif" officeooo:paragraph-rsid="000aa02d"/>
    </style:style>
    <style:style style:name="P3" style:family="paragraph" style:parent-style-name="Standard">
      <style:text-properties style:font-name="FreeSerif" officeooo:paragraph-rsid="000c5e8c"/>
    </style:style>
    <style:style style:name="T1" style:family="text">
      <style:text-properties officeooo:rsid="000aa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ander Hay</text:p>
      <text:p text:style-name="P1">ME333 - Mechatronics</text:p>
      <text:p text:style-name="P1">HW 5 - Chapter 2, 3-16</text:p>
      <text:p text:style-name="P1"/>
      <text:p text:style-name="P1">3)<text:tab/>AN4<text:tab/>analog-to-digital input #4</text:p>
      <text:p text:style-name="P1"><text:tab/>C1IN-<text:tab/>comparator #1 <text:s/>negative input</text:p>
      <text:p text:style-name="P1"><text:tab/>CN6<text:tab/>change notification #6</text:p>
      <text:p text:style-name="P1"><text:tab/>RB4<text:tab/>digital i/o port</text:p>
      <text:p text:style-name="P1"/>
      <text:p text:style-name="P1">4) <text:tab/>TRISC</text:p>
      <text:p text:style-name="P1"/>
      <text:p text:style-name="P1">5)<text:tab/>00C3</text:p>
      <text:p text:style-name="P1"/>
      <text:p text:style-name="P1">6) <text:tab/>SYSCLK<text:tab/>Clocks CPU at freq range 0-80 MHz.</text:p>
      <text:p text:style-name="P1"><text:tab/>PBCLK<text:tab/>Peripheral Bus Clock, used by peripherals at freq range SYSCLOCK/8,4,2,1.</text:p>
      <text:p text:style-name="P1"><text:tab/>PORTA-G<text:tab/>Allows port to be used as digital i/o ports. PORTB can be used for analog input.</text:p>
      <text:p text:style-name="P1"><text:tab/>Timer1-<text:span text:style-name="T1">5<text:tab/></text:span>Counts the pulses of a regular signal to be used as a timer. PIC32 has 5 timers.</text:p>
      <text:p text:style-name="P1"><text:span text:style-name="T1"><text:tab/>1</text:span>0-bit ADC<text:tab/>Continuously reads data and assigns value between 0-1023, interpreting 1024 <text:tab/><text:tab/><text:tab/><text:tab/>different voltage levels</text:p>
      <text:p text:style-name="P1"><text:span text:style-name="T1"><text:tab/>P</text:span>WM OC1-5<text:tab/>Pulse Width Modulation, signals that can control motors or be low-pass filtered to <text:tab/><text:tab/><text:tab/><text:tab/>create a specified analog voltage output.</text:p>
      <text:p text:style-name="P1"><text:tab/>Data RAM<text:tab/>Volatile memory that is not preserved when powered off, but faster than flash <text:tab/><text:tab/><text:tab/><text:tab/>memory</text:p>
      <text:p text:style-name="P1"><text:tab/>PFM<text:tab/><text:tab/>Program Flash Memory, memory that is preserved when powered off. Used to <text:tab/><text:tab/><text:tab/><text:tab/>program the PIC32</text:p>
      <text:p text:style-name="P1"><text:tab/>PCM<text:tab/><text:tab/>Prefetch Cache Module, loads next few instructions for the CPU to execute</text:p>
      <text:p text:style-name="P1"/>
      <text:p text:style-name="P1">7)<text:tab/>PORTA-PORTG</text:p>
      <text:p text:style-name="P1"/>
      <text:p text:style-name="P1">8) <text:tab/>~0.0031v (~3.1 mV)</text:p>
      <text:p text:style-name="P1"/>
      <text:p text:style-name="P1">9) <text:tab/>256 bytes</text:p>
      <text:p text:style-name="P1"/>
      <text:p text:style-name="P1">10)<text:tab/>The width is 128 bits wide because the CPU bandwidth is 32 bits but at 4x the frequency</text:p>
      <text:p text:style-name="P1"/>
      <text:p text:style-name="P1">11) <text:tab/>Digital I/O pins can be configured as "open drains", where the pin is connected by an external <text:tab/><text:tab/>pull-up resistor to a voltage up to 5.5v</text:p>
      <text:p text:style-name="P1"/>
      <text:p text:style-name="P1">12)<text:tab/>Region <text:tab/>HEX, DEC</text:p>
      <text:p text:style-name="P1"><text:s/><text:tab/><text:span text:style-name="T1">R</text:span>AM <text:s text:c="2"/><text:tab/>0x1D000000, 486539264</text:p>
      <text:p text:style-name="P1"><text:tab/>Flash <text:s text:c="3"/><text:tab/>0x2800000, 41943040</text:p>
      <text:p text:style-name="P1"/>
      <text:p text:style-name="P1"><text:tab/>PIC32 has a 4GB memory map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3)</text:p>
      <text:p text:style-name="P2"><text:s text:c="2"/>a)<text:tab/>REGISTER 28-2: DEVCFG1: DEVICE CONFIGURATION</text:p>
      <text:p text:style-name="P1"><text:tab/>bit 13-12: FPBDIV&lt;1:0&gt;: Peripheral Bus Clock Divisor Default Value bits</text:p>
      <text:p text:style-name="P1"><text:s text:c="12"/><text:tab/>01 = PBCLK is SYSCLK divided by 2</text:p>
      <text:p text:style-name="P1"/>
      <text:p text:style-name="P1"><text:s text:c="2"/>b)<text:tab/>REGISTER 28-6: WDTCON: WATCHDOG TIMER CONTROL REGISTER</text:p>
      <text:p text:style-name="P1"><text:s text:c="2"/><text:tab/>bit 15 ON: Watchdog Timer Enable bit (1,2)</text:p>
      <text:p text:style-name="P1"><text:s text:c="12"/><text:tab/>1 = Enables the WDT if it is not enabled by the device configuration</text:p>
      <text:p text:style-name="P1"/>
      <text:p text:style-name="P1"><text:s text:c="4"/><text:tab/>bit 6-2 SWDTPS&lt;4:0&gt;: Watchdog Timer Postscale Select bits</text:p>
      <text:p text:style-name="P1"><text:s text:c="12"/><text:tab/>10100 = 1:1048576</text:p>
      <text:p text:style-name="P1"/>
      <text:p text:style-name="P1"><text:s text:c="2"/>c)<text:tab/>Register 6-1: OSCCON: Oscillator Control Register</text:p>
      <text:p text:style-name="P1"><text:tab/>bit 14-12 COSC&lt;2:0&gt;: Current Oscillator Selection bits</text:p>
      <text:p text:style-name="P1"><text:s text:c="12"/><text:tab/>011 = Primary Oscillator (P OSC ) with PLL module (XTPLL, HSPLL or ECPLL)</text:p>
      <text:p text:style-name="P1"/>
      <text:p text:style-name="P1">14) <text:tab/>Pg 30 says "you should not plan to draw more than 200-300 mA or so from the NU32"</text:p>
      <text:p text:style-name="P3"><text:s text:c="4"/><text:tab/></text:p>
      <text:p text:style-name="P3"><text:tab/>V=IR, R is unknown</text:p>
      <text:p text:style-name="P1"><text:s text:c="4"/><text:tab/>V = 5 V</text:p>
      <text:p text:style-name="P1"><text:s text:c="4"/><text:tab/>I = 300 mA</text:p>
      <text:p text:style-name="P1"><text:s text:c="4"/><text:tab/>R = 16.6 ohms</text:p>
      <text:p text:style-name="P1"/>
      <text:p text:style-name="P1">15) <text:tab/>NU32 provides 3.3V and has a 5V. The plug should provide 6V @ 1A</text:p>
      <text:p text:style-name="P1"/>
      <text:p text:style-name="P2">16)<text:tab/>LED1<text:tab/><text:tab/>pin 58/RF0</text:p>
      <text:p text:style-name="P2"><text:tab/>LED2<text:tab/><text:tab/>pin 59/RF1</text:p>
      <text:p text:style-name="P1"><text:s text:c="4"/><text:tab/>BUT1<text:tab/><text:tab/>pin 55/RD7</text:p>
      <text:p text:style-name="P1"><text:tab/>BUT2<text:tab/><text:tab/>pin 7/MCL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manata" svg:font-family="Samanata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5:46:45.079129659</meta:creation-date>
    <dc:date>2020-01-26T15:55:51.881914928</dc:date>
    <meta:editing-duration>PT9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396" meta:character-count="2354" meta:non-whitespace-character-count="1856"/>
  </office:meta>
</office:document-meta>
</file>